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909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1.4772in"/>
    </style:style>
    <style:style style:name="co7" style:family="table-column">
      <style:table-column-properties fo:break-before="auto" style:column-width="1.2882in"/>
    </style:style>
    <style:style style:name="co8" style:family="table-column">
      <style:table-column-properties fo:break-before="auto" style:column-width="1.2535in"/>
    </style:style>
    <style:style style:name="co9" style:family="table-column">
      <style:table-column-properties fo:break-before="auto" style:column-width="1.0992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0945in"/>
    </style:style>
    <style:style style:name="co13" style:family="table-column">
      <style:table-column-properties fo:break-before="auto" style:column-width="1.511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598in"/>
    </style:style>
    <style:style style:name="co16" style:family="table-column">
      <style:table-column-properties fo:break-before="auto" style:column-width="1.7083in"/>
    </style:style>
    <style:style style:name="co17" style:family="table-column">
      <style:table-column-properties fo:break-before="auto" style:column-width="1.9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9" style:family="table-cell" style:parent-style-name="Default">
      <style:table-cell-properties fo:wrap-option="wrap" style:vertical-align="top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Value" style:data-style-name="N4">
      <style:table-cell-properties fo:border-bottom="0.99pt solid #000000" fo:border-left="none" fo:border-right="none" fo:border-top="0.99pt solid #000000"/>
    </style:style>
    <style:style style:name="ce10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4"/>
    <style:style style:name="ce22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6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47" style:family="table-cell" style:parent-style-name="Pivot_20_Table_20_Value" style:data-style-name="N4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bject Size (KB)</text:p>
          </table:table-cell>
          <table:table-cell office:value-type="string" calcext:value-type="string">
            <text:p># of request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Billed Duration (ms)</text:p>
          </table:table-cell>
          <table:table-cell office:value-type="string" calcext:value-type="string">
            <text:p>Average Duration (ms)</text:p>
          </table:table-cell>
          <table:table-cell office:value-type="string" calcext:value-type="string">
            <text:p>Used Memory (Byte)</text:p>
          </table:table-cell>
          <table:table-cell office:value-type="string" calcext:value-type="string">
            <text:p>Used Memory (MB)</text:p>
          </table:table-cell>
          <table:table-cell office:value-type="string" calcext:value-type="string">
            <text:p>Total Memory (MB)</text:p>
          </table:table-cell>
          <table:table-cell office:value-type="string" calcext:value-type="string">
            <text:p>Lambda Cost($)</text:p>
          </table:table-cell>
          <table:table-cell office:value-type="string" calcext:value-type="string">
            <text:p>Start Timestamp</text:p>
          </table:table-cell>
          <table:table-cell office:value-type="string" calcext:value-type="string">
            <text:p>End Timestamp</text:p>
          </table:table-cell>
        </table:table-row>
        <table:table-row table:style-name="ro1">
          <table:table-cell office:value-type="string" calcext:value-type="string">
            <text:p>Mon Jul 18 14:32:10 2022</text:p>
          </table:table-cell>
          <table:table-cell office:value-type="float" office:value="4096" calcext:value-type="float">
            <text:p>4096</text:p>
          </table:table-cell>
          <table:table-cell table:formula="of:=8*1024*1024/[.B2]" office:value-type="float" office:value="2048" calcext:value-type="float">
            <text:p>2048</text:p>
          </table:table-cell>
          <table:table-cell office:value-type="float" office:value="77.7459" calcext:value-type="float">
            <text:p>77.75</text:p>
          </table:table-cell>
          <table:table-cell office:value-type="float" office:value="2020089" calcext:value-type="float">
            <text:p>2,020,089.00</text:p>
          </table:table-cell>
          <table:table-cell table:style-name="ce1" table:formula="of:=[.E2]/[.C2]" office:value-type="float" office:value="986.37158203125" calcext:value-type="float">
            <text:p>986.37</text:p>
          </table:table-cell>
          <table:table-cell table:style-name="ce1" office:value-type="float" office:value="102590332.0312" calcext:value-type="float">
            <text:p>102,590,332.03</text:p>
          </table:table-cell>
          <table:table-cell table:style-name="ce1" table:formula="of:=[.G2]/1000/1000" office:value-type="float" office:value="102.5903320312" calcext:value-type="float">
            <text:p>102.59</text:p>
          </table:table-cell>
          <table:table-cell office:value-type="float" office:value="256" calcext:value-type="float">
            <text:p>256</text:p>
          </table:table-cell>
          <table:table-cell table:formula="of:=[.C2]*0.2/1000000+0.0000166667/1024*[.I2]*[.E2]/1000" office:value-type="float" office:value="0.008826654334075" calcext:value-type="float">
            <text:p>0.01</text:p>
          </table:table-cell>
          <table:table-cell office:value-type="float" office:value="1658169130490" calcext:value-type="float">
            <text:p>1658169130490</text:p>
          </table:table-cell>
          <table:table-cell office:value-type="float" office:value="1658169226101" calcext:value-type="float">
            <text:p>1658169226101</text:p>
          </table:table-cell>
        </table:table-row>
        <table:table-row table:style-name="ro1">
          <table:table-cell office:value-type="string" calcext:value-type="string">
            <text:p>Mon Jul 18 14:33:58 2022</text:p>
          </table:table-cell>
          <table:table-cell office:value-type="float" office:value="1024" calcext:value-type="float">
            <text:p>1024</text:p>
          </table:table-cell>
          <table:table-cell table:formula="of:=8*1024*1024/[.B3]" office:value-type="float" office:value="8192" calcext:value-type="float">
            <text:p>8192</text:p>
          </table:table-cell>
          <table:table-cell office:value-type="float" office:value="77.9525" calcext:value-type="float">
            <text:p>77.95</text:p>
          </table:table-cell>
          <table:table-cell office:value-type="float" office:value="5885014" calcext:value-type="float">
            <text:p>5,885,014.00</text:p>
          </table:table-cell>
          <table:table-cell table:style-name="ce1" table:formula="of:=[.E3]/[.C3]" office:value-type="float" office:value="718.385498046875" calcext:value-type="float">
            <text:p>718.39</text:p>
          </table:table-cell>
          <table:table-cell table:style-name="ce1" office:value-type="float" office:value="108444091.7969" calcext:value-type="float">
            <text:p>108,444,091.80</text:p>
          </table:table-cell>
          <table:table-cell table:style-name="ce1" table:formula="of:=[.G3]/1000/1000" office:value-type="float" office:value="108.4440917969" calcext:value-type="float">
            <text:p>108.44</text:p>
          </table:table-cell>
          <table:table-cell office:value-type="float" office:value="256" calcext:value-type="float">
            <text:p>256</text:p>
          </table:table-cell>
          <table:table-cell table:formula="of:=[.C3]*0.2/1000000+0.0000166667/1024*[.I3]*[.E3]/1000" office:value-type="float" office:value="0.02615934070845" calcext:value-type="float">
            <text:p>0.03</text:p>
          </table:table-cell>
          <table:table-cell office:value-type="float" office:value="1658169238715" calcext:value-type="float">
            <text:p>1658169238715</text:p>
          </table:table-cell>
          <table:table-cell office:value-type="float" office:value="1658169341897" calcext:value-type="float">
            <text:p>1658169341897</text:p>
          </table:table-cell>
        </table:table-row>
        <table:table-row table:style-name="ro1">
          <table:table-cell office:value-type="string" calcext:value-type="string">
            <text:p>Mon Jul 18 14:35:46 2022</text:p>
          </table:table-cell>
          <table:table-cell office:value-type="float" office:value="16384" calcext:value-type="float">
            <text:p>16384</text:p>
          </table:table-cell>
          <table:table-cell table:formula="of:=8*1024*1024/[.B4]" office:value-type="float" office:value="512" calcext:value-type="float">
            <text:p>512</text:p>
          </table:table-cell>
          <table:table-cell office:value-type="float" office:value="78.2276" calcext:value-type="float">
            <text:p>78.23</text:p>
          </table:table-cell>
          <table:table-cell office:value-type="float" office:value="8137751" calcext:value-type="float">
            <text:p>8,137,751.00</text:p>
          </table:table-cell>
          <table:table-cell table:style-name="ce1" table:formula="of:=[.E4]/[.C4]" office:value-type="float" office:value="15894.044921875" calcext:value-type="float">
            <text:p>15,894.04</text:p>
          </table:table-cell>
          <table:table-cell table:style-name="ce1" office:value-type="float" office:value="126326171.875" calcext:value-type="float">
            <text:p>126,326,171.88</text:p>
          </table:table-cell>
          <table:table-cell table:style-name="ce1" table:formula="of:=[.G4]/1000/1000" office:value-type="float" office:value="126.326171875" calcext:value-type="float">
            <text:p>126.33</text:p>
          </table:table-cell>
          <table:table-cell office:value-type="float" office:value="256" calcext:value-type="float">
            <text:p>256</text:p>
          </table:table-cell>
          <table:table-cell table:formula="of:=[.C4]*0.2/1000000+0.0000166667/1024*[.I4]*[.E4]/1000" office:value-type="float" office:value="0.034009763647925" calcext:value-type="float">
            <text:p>0.03</text:p>
          </table:table-cell>
          <table:table-cell office:value-type="float" office:value="1658169346948" calcext:value-type="float">
            <text:p>1658169346948</text:p>
          </table:table-cell>
          <table:table-cell office:value-type="float" office:value="1658169444955" calcext:value-type="float">
            <text:p>1658169444955</text:p>
          </table:table-cell>
        </table:table-row>
        <table:table-row table:style-name="ro1">
          <table:table-cell office:value-type="string" calcext:value-type="string">
            <text:p>Mon Jul 18 14:37:35 2022</text:p>
          </table:table-cell>
          <table:table-cell office:value-type="float" office:value="16384" calcext:value-type="float">
            <text:p>16384</text:p>
          </table:table-cell>
          <table:table-cell table:formula="of:=8*1024*1024/[.B5]" office:value-type="float" office:value="512" calcext:value-type="float">
            <text:p>512</text:p>
          </table:table-cell>
          <table:table-cell office:value-type="float" office:value="77.9933" calcext:value-type="float">
            <text:p>77.99</text:p>
          </table:table-cell>
          <table:table-cell office:value-type="float" office:value="8418033" calcext:value-type="float">
            <text:p>8,418,033.00</text:p>
          </table:table-cell>
          <table:table-cell table:style-name="ce1" table:formula="of:=[.E5]/[.C5]" office:value-type="float" office:value="16441.470703125" calcext:value-type="float">
            <text:p>16,441.47</text:p>
          </table:table-cell>
          <table:table-cell table:style-name="ce1" office:value-type="float" office:value="130402343.75" calcext:value-type="float">
            <text:p>130,402,343.75</text:p>
          </table:table-cell>
          <table:table-cell table:style-name="ce1" table:formula="of:=[.G5]/1000/1000" office:value-type="float" office:value="130.40234375" calcext:value-type="float">
            <text:p>130.40</text:p>
          </table:table-cell>
          <table:table-cell office:value-type="float" office:value="256" calcext:value-type="float">
            <text:p>256</text:p>
          </table:table-cell>
          <table:table-cell table:formula="of:=[.C5]*0.2/1000000+0.0000166667/1024*[.I5]*[.E5]/1000" office:value-type="float" office:value="0.035177607650275" calcext:value-type="float">
            <text:p>0.04</text:p>
          </table:table-cell>
          <table:table-cell office:value-type="float" office:value="1658169455519" calcext:value-type="float">
            <text:p>1658169455519</text:p>
          </table:table-cell>
          <table:table-cell office:value-type="float" office:value="1658169554536" calcext:value-type="float">
            <text:p>1658169554536</text:p>
          </table:table-cell>
        </table:table-row>
        <table:table-row table:style-name="ro1">
          <table:table-cell office:value-type="string" calcext:value-type="string">
            <text:p>Mon Jul 18 14:39:23 2022</text:p>
          </table:table-cell>
          <table:table-cell office:value-type="float" office:value="4096" calcext:value-type="float">
            <text:p>4096</text:p>
          </table:table-cell>
          <table:table-cell table:formula="of:=8*1024*1024/[.B6]" office:value-type="float" office:value="2048" calcext:value-type="float">
            <text:p>2048</text:p>
          </table:table-cell>
          <table:table-cell office:value-type="float" office:value="77.5977" calcext:value-type="float">
            <text:p>77.60</text:p>
          </table:table-cell>
          <table:table-cell office:value-type="float" office:value="1888227" calcext:value-type="float">
            <text:p>1,888,227.00</text:p>
          </table:table-cell>
          <table:table-cell table:style-name="ce1" table:formula="of:=[.E6]/[.C6]" office:value-type="float" office:value="921.98583984375" calcext:value-type="float">
            <text:p>921.99</text:p>
          </table:table-cell>
          <table:table-cell table:style-name="ce1" office:value-type="float" office:value="131050781.25" calcext:value-type="float">
            <text:p>131,050,781.25</text:p>
          </table:table-cell>
          <table:table-cell table:style-name="ce1" table:formula="of:=[.G6]/1000/1000" office:value-type="float" office:value="131.05078125" calcext:value-type="float">
            <text:p>131.05</text:p>
          </table:table-cell>
          <table:table-cell office:value-type="float" office:value="256" calcext:value-type="float">
            <text:p>256</text:p>
          </table:table-cell>
          <table:table-cell table:formula="of:=[.C6]*0.2/1000000+0.0000166667/1024*[.I6]*[.E6]/1000" office:value-type="float" office:value="0.008277228235225" calcext:value-type="float">
            <text:p>0.01</text:p>
          </table:table-cell>
          <table:table-cell office:value-type="float" office:value="1658169563529" calcext:value-type="float">
            <text:p>1658169563529</text:p>
          </table:table-cell>
          <table:table-cell office:value-type="float" office:value="1658169658032" calcext:value-type="float">
            <text:p>1658169658032</text:p>
          </table:table-cell>
        </table:table-row>
        <table:table-row table:style-name="ro1">
          <table:table-cell office:value-type="string" calcext:value-type="string">
            <text:p>Mon Jul 18 14:41:12 2022</text:p>
          </table:table-cell>
          <table:table-cell office:value-type="float" office:value="4096" calcext:value-type="float">
            <text:p>4096</text:p>
          </table:table-cell>
          <table:table-cell table:formula="of:=8*1024*1024/[.B7]" office:value-type="float" office:value="2048" calcext:value-type="float">
            <text:p>2048</text:p>
          </table:table-cell>
          <table:table-cell office:value-type="float" office:value="77.5962" calcext:value-type="float">
            <text:p>77.60</text:p>
          </table:table-cell>
          <table:table-cell office:value-type="float" office:value="1806618" calcext:value-type="float">
            <text:p>1,806,618.00</text:p>
          </table:table-cell>
          <table:table-cell table:style-name="ce1" table:formula="of:=[.E7]/[.C7]" office:value-type="float" office:value="882.1376953125" calcext:value-type="float">
            <text:p>882.14</text:p>
          </table:table-cell>
          <table:table-cell table:style-name="ce1" office:value-type="float" office:value="128869140.625" calcext:value-type="float">
            <text:p>128,869,140.63</text:p>
          </table:table-cell>
          <table:table-cell table:style-name="ce1" table:formula="of:=[.G7]/1000/1000" office:value-type="float" office:value="128.869140625" calcext:value-type="float">
            <text:p>128.87</text:p>
          </table:table-cell>
          <table:table-cell office:value-type="float" office:value="256" calcext:value-type="float">
            <text:p>256</text:p>
          </table:table-cell>
          <table:table-cell table:formula="of:=[.C7]*0.2/1000000+0.0000166667/1024*[.I7]*[.E7]/1000" office:value-type="float" office:value="0.00793719005515" calcext:value-type="float">
            <text:p>0.01</text:p>
          </table:table-cell>
          <table:table-cell office:value-type="float" office:value="1658169672764" calcext:value-type="float">
            <text:p>1658169672764</text:p>
          </table:table-cell>
          <table:table-cell office:value-type="float" office:value="1658169767500" calcext:value-type="float">
            <text:p>1658169767500</text:p>
          </table:table-cell>
        </table:table-row>
        <table:table-row table:style-name="ro1">
          <table:table-cell office:value-type="string" calcext:value-type="string">
            <text:p>Mon Jul 18 14:43:00 2022</text:p>
          </table:table-cell>
          <table:table-cell office:value-type="float" office:value="1024" calcext:value-type="float">
            <text:p>1024</text:p>
          </table:table-cell>
          <table:table-cell table:formula="of:=8*1024*1024/[.B8]" office:value-type="float" office:value="8192" calcext:value-type="float">
            <text:p>8192</text:p>
          </table:table-cell>
          <table:table-cell office:value-type="float" office:value="77.6442" calcext:value-type="float">
            <text:p>77.64</text:p>
          </table:table-cell>
          <table:table-cell office:value-type="float" office:value="5745245" calcext:value-type="float">
            <text:p>5,745,245.00</text:p>
          </table:table-cell>
          <table:table-cell table:style-name="ce1" table:formula="of:=[.E8]/[.C8]" office:value-type="float" office:value="701.323852539062" calcext:value-type="float">
            <text:p>701.32</text:p>
          </table:table-cell>
          <table:table-cell table:style-name="ce1" office:value-type="float" office:value="131517944.3359" calcext:value-type="float">
            <text:p>131,517,944.34</text:p>
          </table:table-cell>
          <table:table-cell table:style-name="ce1" table:formula="of:=[.G8]/1000/1000" office:value-type="float" office:value="131.5179443359" calcext:value-type="float">
            <text:p>131.52</text:p>
          </table:table-cell>
          <table:table-cell office:value-type="float" office:value="256" calcext:value-type="float">
            <text:p>256</text:p>
          </table:table-cell>
          <table:table-cell table:formula="of:=[.C8]*0.2/1000000+0.0000166667/1024*[.I8]*[.E8]/1000" office:value-type="float" office:value="0.025576968710375" calcext:value-type="float">
            <text:p>0.03</text:p>
          </table:table-cell>
          <table:table-cell office:value-type="float" office:value="1658169780472" calcext:value-type="float">
            <text:p>1658169780472</text:p>
          </table:table-cell>
          <table:table-cell office:value-type="float" office:value="1658169881111" calcext:value-type="float">
            <text:p>1658169881111</text:p>
          </table:table-cell>
        </table:table-row>
        <table:table-row table:style-name="ro1">
          <table:table-cell office:value-type="string" calcext:value-type="string">
            <text:p>Mon Jul 18 14:44:48 2022</text:p>
          </table:table-cell>
          <table:table-cell office:value-type="float" office:value="1024" calcext:value-type="float">
            <text:p>1024</text:p>
          </table:table-cell>
          <table:table-cell table:formula="of:=8*1024*1024/[.B9]" office:value-type="float" office:value="8192" calcext:value-type="float">
            <text:p>8192</text:p>
          </table:table-cell>
          <table:table-cell office:value-type="float" office:value="77.6606" calcext:value-type="float">
            <text:p>77.66</text:p>
          </table:table-cell>
          <table:table-cell office:value-type="float" office:value="5690209" calcext:value-type="float">
            <text:p>5,690,209.00</text:p>
          </table:table-cell>
          <table:table-cell table:style-name="ce1" table:formula="of:=[.E9]/[.C9]" office:value-type="float" office:value="694.605590820312" calcext:value-type="float">
            <text:p>694.61</text:p>
          </table:table-cell>
          <table:table-cell table:style-name="ce1" office:value-type="float" office:value="130443481.4453" calcext:value-type="float">
            <text:p>130,443,481.45</text:p>
          </table:table-cell>
          <table:table-cell table:style-name="ce1" table:formula="of:=[.G9]/1000/1000" office:value-type="float" office:value="130.4434814453" calcext:value-type="float">
            <text:p>130.44</text:p>
          </table:table-cell>
          <table:table-cell office:value-type="float" office:value="256" calcext:value-type="float">
            <text:p>256</text:p>
          </table:table-cell>
          <table:table-cell table:formula="of:=[.C9]*0.2/1000000+0.0000166667/1024*[.I9]*[.E9]/1000" office:value-type="float" office:value="0.025347651585075" calcext:value-type="float">
            <text:p>0.03</text:p>
          </table:table-cell>
          <table:table-cell office:value-type="float" office:value="1658169888910" calcext:value-type="float">
            <text:p>1658169888910</text:p>
          </table:table-cell>
          <table:table-cell office:value-type="float" office:value="1658169987117" calcext:value-type="float">
            <text:p>1658169987117</text:p>
          </table:table-cell>
        </table:table-row>
        <table:table-row table:style-name="ro1">
          <table:table-cell office:value-type="string" calcext:value-type="string">
            <text:p>Mon Jul 18 14:46:36 2022</text:p>
          </table:table-cell>
          <table:table-cell office:value-type="float" office:value="16384" calcext:value-type="float">
            <text:p>16384</text:p>
          </table:table-cell>
          <table:table-cell table:formula="of:=8*1024*1024/[.B10]" office:value-type="float" office:value="512" calcext:value-type="float">
            <text:p>512</text:p>
          </table:table-cell>
          <table:table-cell office:value-type="float" office:value="78.1925" calcext:value-type="float">
            <text:p>78.19</text:p>
          </table:table-cell>
          <table:table-cell office:value-type="float" office:value="8412479" calcext:value-type="float">
            <text:p>8,412,479.00</text:p>
          </table:table-cell>
          <table:table-cell table:style-name="ce1" table:formula="of:=[.E10]/[.C10]" office:value-type="float" office:value="16430.623046875" calcext:value-type="float">
            <text:p>16,430.62</text:p>
          </table:table-cell>
          <table:table-cell table:style-name="ce1" office:value-type="float" office:value="132933593.75" calcext:value-type="float">
            <text:p>132,933,593.75</text:p>
          </table:table-cell>
          <table:table-cell table:style-name="ce1" table:formula="of:=[.G10]/1000/1000" office:value-type="float" office:value="132.93359375" calcext:value-type="float">
            <text:p>132.93</text:p>
          </table:table-cell>
          <table:table-cell office:value-type="float" office:value="256" calcext:value-type="float">
            <text:p>256</text:p>
          </table:table-cell>
          <table:table-cell table:formula="of:=[.C10]*0.2/1000000+0.0000166667/1024*[.I10]*[.E10]/1000" office:value-type="float" office:value="0.035154465937325" calcext:value-type="float">
            <text:p>0.04</text:p>
          </table:table-cell>
          <table:table-cell office:value-type="float" office:value="1658169996895" calcext:value-type="float">
            <text:p>1658169996895</text:p>
          </table:table-cell>
          <table:table-cell office:value-type="float" office:value="1658170092430" calcext:value-type="float">
            <text:p>1658170092430</text:p>
          </table:table-cell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ivot Table_out_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3"/>
          <table:table-cell table:style-name="ce9" office:value-type="string" calcext:value-type="string">
            <text:p>Object Size (KB)</text:p>
          </table:table-cell>
          <table:table-cell table:style-name="ce18"/>
          <table:table-cell table:style-name="ce23"/>
          <table:table-cell table:number-columns-repeated="3"/>
        </table:table-row>
        <table:table-row table:style-name="ro1">
          <table:table-cell table:style-name="ce4" office:value-type="string" calcext:value-type="string">
            <text:p>Data</text:p>
          </table:table-cell>
          <table:table-cell table:style-name="ce11" office:value-type="float" office:value="1024" calcext:value-type="float">
            <text:p>1024</text:p>
          </table:table-cell>
          <table:table-cell table:style-name="ce19" office:value-type="float" office:value="4096" calcext:value-type="float">
            <text:p>4096</text:p>
          </table:table-cell>
          <table:table-cell table:style-name="ce33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verage - # of requests</text:p>
          </table:table-cell>
          <table:table-cell table:style-name="ce13" office:value-type="float" office:value="8192" calcext:value-type="float">
            <text:p>8192</text:p>
          </table:table-cell>
          <table:table-cell table:style-name="ce20" office:value-type="float" office:value="2048" calcext:value-type="float">
            <text:p>2048</text:p>
          </table:table-cell>
          <table:table-cell table:style-name="ce35"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verage - Total Time</text:p>
          </table:table-cell>
          <table:table-cell table:style-name="ce14" office:value-type="float" office:value="77.7524333333333" calcext:value-type="float">
            <text:p>77.75</text:p>
          </table:table-cell>
          <table:table-cell table:style-name="ce21" office:value-type="float" office:value="77.6466" calcext:value-type="float">
            <text:p>77.65</text:p>
          </table:table-cell>
          <table:table-cell table:style-name="ce36" office:value-type="float" office:value="78.1378" calcext:value-type="float">
            <text:p>78.14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tDev - Total Time</text:p>
          </table:table-cell>
          <table:table-cell table:style-name="ce14" office:value-type="float" office:value="0.173456747730762" calcext:value-type="float">
            <text:p>0.17</text:p>
          </table:table-cell>
          <table:table-cell table:style-name="ce21" office:value-type="float" office:value="0.0859995930222976" calcext:value-type="float">
            <text:p>0.09</text:p>
          </table:table-cell>
          <table:table-cell table:style-name="ce36" office:value-type="float" office:value="0.126365303782322" calcext:value-type="float">
            <text:p>0.1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verage - Lambda Cost($)</text:p>
          </table:table-cell>
          <table:table-cell table:style-name="ce14" office:value-type="float" office:value="0.0256946536679667" calcext:value-type="float">
            <text:p>0.03</text:p>
          </table:table-cell>
          <table:table-cell table:style-name="ce21" office:value-type="float" office:value="0.00834702420815" calcext:value-type="float">
            <text:p>0.01</text:p>
          </table:table-cell>
          <table:table-cell table:style-name="ce36" office:value-type="float" office:value="0.0347806124118417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verage - Billed Duration (ms)</text:p>
          </table:table-cell>
          <table:table-cell table:style-name="ce14" office:value-type="float" office:value="5773489.33333333" calcext:value-type="float">
            <text:p>5,773,489.33</text:p>
          </table:table-cell>
          <table:table-cell table:style-name="ce21" office:value-type="float" office:value="1904978" calcext:value-type="float">
            <text:p>1,904,978.00</text:p>
          </table:table-cell>
          <table:table-cell table:style-name="ce36" office:value-type="float" office:value="8322754.33333333" calcext:value-type="float">
            <text:p>8,322,754.3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verage - Average Duration (ms)</text:p>
          </table:table-cell>
          <table:table-cell table:style-name="ce14" office:value-type="float" office:value="704.771647135416" calcext:value-type="float">
            <text:p>704.77</text:p>
          </table:table-cell>
          <table:table-cell table:style-name="ce21" office:value-type="float" office:value="930.1650390625" calcext:value-type="float">
            <text:p>930.17</text:p>
          </table:table-cell>
          <table:table-cell table:style-name="ce36" office:value-type="float" office:value="16255.3795572917" calcext:value-type="float">
            <text:p>16,255.38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Average - Used Memory (MB)</text:p>
          </table:table-cell>
          <table:table-cell table:style-name="ce15" office:value-type="float" office:value="123.468505859367" calcext:value-type="float">
            <text:p>123.47</text:p>
          </table:table-cell>
          <table:table-cell table:style-name="ce22" office:value-type="float" office:value="120.836751302067" calcext:value-type="float">
            <text:p>120.84</text:p>
          </table:table-cell>
          <table:table-cell table:style-name="ce47" office:value-type="float" office:value="129.887369791667" calcext:value-type="float">
            <text:p>129.8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GET Total Time (s)</text:p>
          </table:table-cell>
          <table:table-cell table:style-name="ce12" office:value-type="float" office:value="76.2593" calcext:value-type="float">
            <text:p>76.26</text:p>
          </table:table-cell>
          <table:table-cell table:style-name="ce12" office:value-type="float" office:value="76.5461666666667" calcext:value-type="float">
            <text:p>76.55</text:p>
          </table:table-cell>
          <table:table-cell table:style-name="ce12" office:value-type="float" office:value="77.0035333333333" calcext:value-type="float">
            <text:p>77.0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9" office:value-type="string" calcext:value-type="string" table:number-columns-spanned="2" table:number-rows-spanned="5">
            <text:p>Case1: # of requests is OK. Use Lambda for part-read chunks</text:p>
          </table:table-cell>
          <table:covered-table-cell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xample: 4MB chunk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equired data size (MB)</text:p>
          </table:table-cell>
          <table:table-cell/>
        </table:table-row>
        <table:table-row table:style-name="ro1">
          <table:table-cell office:value-type="string" calcext:value-type="string">
            <text:p>hyperslab query</text:p>
          </table:table-cell>
          <table:table-cell table:number-columns-repeated="2" office:value-type="float" office:value="992" calcext:value-type="float">
            <text:p>992</text:p>
          </table:table-cell>
          <table:table-cell table:number-columns-repeated="2" office:value-type="float" office:value="31808" calcext:value-type="float">
            <text:p>31808</text:p>
          </table:table-cell>
          <table:table-cell table:style-name="ce1" table:formula="of:=([.D23]-[.B23]+1)*([.E23]-[.C23]+1)*4/1024/1024" office:value-type="float" office:value="3622.77026748657" calcext:value-type="float">
            <text:p>3,622.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 of requests</text:p>
          </table:table-cell>
          <table:table-cell table:formula="of:=32*32"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ata size of GET (MB)</text:p>
          </table:table-cell>
          <table:table-cell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 (MB/s)</text:p>
          </table:table-cell>
          <table:table-cell table:style-name="ce1" table:formula="of:=8*1024/[.C13]" office:value-type="float" office:value="107.020382035242" calcext:value-type="float">
            <text:p>107.0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timation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Data transfer cost</text:p>
          </table:table-cell>
          <table:table-cell office:value-type="string" calcext:value-type="string">
            <text:p>Request cost</text:p>
          </table:table-cell>
          <table:table-cell office:value-type="string" calcext:value-type="string">
            <text:p>Lambda cost</text:p>
          </table:table-cell>
          <table:table-cell office:value-type="string" calcext:value-type="string">
            <text:p>Total cost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table:style-name="ce1" table:formula="of:=[.B26]/[.B27]" office:value-type="float" office:value="38.2730833333334" calcext:value-type="float">
            <text:p>38.27</text:p>
          </table:table-cell>
          <table:table-cell table:formula="of:=[.B26]/1024*0.05" office:value-type="float" office:value="0.2" calcext:value-type="float">
            <text:p>0.2</text:p>
          </table:table-cell>
          <table:table-cell table:formula="of:=[.B25]*0.02/1000000" office:value-type="float" office:value="0.00002048" calcext:value-type="float">
            <text:p>0.00002048</text:p>
          </table:table-cell>
          <table:table-cell office:value-type="float" office:value="0" calcext:value-type="float">
            <text:p>0</text:p>
          </table:table-cell>
          <table:table-cell table:style-name="ce1" table:formula="of:=[.C30]+[.D30]+[.E30]" office:value-type="float" office:value="0.20002048" calcext:value-type="float">
            <text:p>0.20</text:p>
          </table:table-cell>
          <table:table-cell/>
        </table:table-row>
        <table:table-row table:style-name="ro1">
          <table:table-cell office:value-type="string" calcext:value-type="string">
            <text:p>Lambda + GET</text:p>
          </table:table-cell>
          <table:table-cell table:style-name="ce1" table:formula="of:=[.F23]/[.B27]" office:value-type="float" office:value="33.8512178576748" calcext:value-type="float">
            <text:p>33.85</text:p>
          </table:table-cell>
          <table:table-cell table:formula="of:=[.F23]/1024*0.05" office:value-type="float" office:value="0.176893079467118" calcext:value-type="float">
            <text:p>0.176893079467118</text:p>
          </table:table-cell>
          <table:table-cell office:value-type="float" office:value="0.00002048" calcext:value-type="float">
            <text:p>0.00002048</text:p>
          </table:table-cell>
          <table:table-cell table:formula="of:=(32*32-31*31)/[.C2]*[.C7]*256/1024*0.0000167/1000+(32*32-31*31)*0.2/1000000" office:value-type="float" office:value="0.000134928329699707" calcext:value-type="float">
            <text:p>0.000134928329699707</text:p>
          </table:table-cell>
          <table:table-cell table:style-name="ce1" table:formula="of:=[.C31]+[.D31]+[.E31]" office:value-type="float" office:value="0.177048487796817" calcext:value-type="float">
            <text:p>0.1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9" office:value-type="string" calcext:value-type="string" table:number-columns-spanned="2" table:number-rows-spanned="5">
            <text:p>Case2: # of requests is larger than threshold. Use Lambda <text:s/>to merge</text:p>
          </table:table-cell>
          <table:covered-table-cell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xample: 16K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yperslab query</text:p>
          </table:table-cell>
          <table:table-cell office:value-type="string" calcext:value-type="string">
            <text:p>Fetch the whole dat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 of requests</text:p>
          </table:table-cell>
          <table:table-cell office:value-type="float" office:value="524288" calcext:value-type="float">
            <text:p>524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ata size of GET (MB)</text:p>
          </table:table-cell>
          <table:table-cell office:value-type="float" office:value="8192" calcext:value-type="float">
            <text:p>8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 of GET (MB/s)</text:p>
          </table:table-cell>
          <table:table-cell table:style-name="ce1" office:value-type="float" office:value="33.8901107496335" calcext:value-type="float">
            <text:p>33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 of Lambda (MS/s)</text:p>
          </table:table-cell>
          <table:table-cell table:style-name="ce10" office:value-type="float" office:value="77.7524333333333" calcext:value-type="float">
            <text:p>77.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timation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Data transfer cost</text:p>
          </table:table-cell>
          <table:table-cell office:value-type="string" calcext:value-type="string">
            <text:p>Request cost</text:p>
          </table:table-cell>
          <table:table-cell office:value-type="string" calcext:value-type="string">
            <text:p>Lambda cost</text:p>
          </table:table-cell>
          <table:table-cell office:value-type="string" calcext:value-type="string">
            <text:p>Total cost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table:style-name="ce1" table:formula="of:=[.B44]/[.B45]" office:value-type="float" office:value="241.722432261116" calcext:value-type="float">
            <text:p>241.72</text:p>
          </table:table-cell>
          <table:table-cell table:formula="of:=[.B44]/1024*0.05" office:value-type="float" office:value="0.4" calcext:value-type="float">
            <text:p>0.4</text:p>
          </table:table-cell>
          <table:table-cell table:formula="of:=[.$B$43]*0.02/1000000" office:value-type="float" office:value="0.01048576" calcext:value-type="float">
            <text:p>0.01048576</text:p>
          </table:table-cell>
          <table:table-cell office:value-type="float" office:value="0" calcext:value-type="float">
            <text:p>0</text:p>
          </table:table-cell>
          <table:table-cell table:style-name="ce1" table:formula="of:=[.C49]+[.D49]+[.E49]" office:value-type="float" office:value="0.41048576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Lambda + GET</text:p>
          </table:table-cell>
          <table:table-cell table:style-name="ce1" table:formula="of:=[.B44]/[.B46]" office:value-type="float" office:value="105.360046609474" calcext:value-type="float">
            <text:p>105.36</text:p>
          </table:table-cell>
          <table:table-cell table:formula="of:=[.B44]/1024*0.05" office:value-type="float" office:value="0.4" calcext:value-type="float">
            <text:p>0.4</text:p>
          </table:table-cell>
          <table:table-cell table:formula="of:=[.$B$43]*0.02/1000000" office:value-type="float" office:value="0.01048576" calcext:value-type="float">
            <text:p>0.01048576</text:p>
          </table:table-cell>
          <table:table-cell table:formula="of:=[.B7]*0.0000167*256/1024/1000+0.02*[.B3]/1000000" office:value-type="float" office:value="0.0242681579666667" calcext:value-type="float">
            <text:p>0.0242681579666667</text:p>
          </table:table-cell>
          <table:table-cell table:style-name="ce1" table:formula="of:=[.C50]+[.D50]+[.E50]" office:value-type="float" office:value="0.434753917966667" calcext:value-type="float">
            <text:p>0.43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out_1'.A1:'Pivot Table_out_1'.D9" table:buttons="'Pivot Table_out_1'.A2 'Pivot Table_out_1'.B1" table:grand-total="none" table:show-filter-button="false">
          <table:source-cell-range table:cell-range-address="out.A1:out.L10"/>
          <table:data-pilot-field table:source-field-name="Object Size (KB)" table:orientation="column" table:used-hierarchy="0" table:function="auto">
            <table:data-pilot-level table:show-empty="false" calcext:repeat-item-labels="false">
              <table:data-pilot-members>
                <table:data-pilot-member table:name="1024" table:display="true" table:show-details="true"/>
                <table:data-pilot-member table:name="4096" table:display="true" table:show-details="true"/>
                <table:data-pilot-member table:name="163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# of requests" table:orientation="data" table:used-hierarchy="0" table:function="average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2048" table:display="true" table:show-details="true"/>
                <table:data-pilot-member table:name="8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average">
            <table:data-pilot-level table:show-empty="false" calcext:repeat-item-labels="false">
              <table:data-pilot-members>
                <table:data-pilot-member table:name="77.60" table:display="true" table:show-details="true"/>
                <table:data-pilot-member table:name="77.64" table:display="true" table:show-details="true"/>
                <table:data-pilot-member table:name="77.66" table:display="true" table:show-details="true"/>
                <table:data-pilot-member table:name="77.75" table:display="true" table:show-details="true"/>
                <table:data-pilot-member table:name="77.95" table:display="true" table:show-details="true"/>
                <table:data-pilot-member table:name="77.99" table:display="true" table:show-details="true"/>
                <table:data-pilot-member table:name="78.19" table:display="true" table:show-details="true"/>
                <table:data-pilot-member table:name="78.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ime" table:orientation="data" table:used-hierarchy="0" table:function="stdev">
            <table:data-pilot-level table:show-empty="false" calcext:repeat-item-labels="false">
              <table:data-pilot-members>
                <table:data-pilot-member table:name="77.60" table:display="true" table:show-details="true"/>
                <table:data-pilot-member table:name="77.64" table:display="true" table:show-details="true"/>
                <table:data-pilot-member table:name="77.66" table:display="true" table:show-details="true"/>
                <table:data-pilot-member table:name="77.75" table:display="true" table:show-details="true"/>
                <table:data-pilot-member table:name="77.95" table:display="true" table:show-details="true"/>
                <table:data-pilot-member table:name="77.99" table:display="true" table:show-details="true"/>
                <table:data-pilot-member table:name="78.19" table:display="true" table:show-details="true"/>
                <table:data-pilot-member table:name="78.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bda Cost($)" table:orientation="data" table:used-hierarchy="0" table:function="average">
            <table:data-pilot-level table:show-empty="false" calcext:repeat-item-labels="false">
              <table:data-pilot-members>
                <table:data-pilot-member table:name="0.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ed Duration (ms)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erage Duration (ms)" table:orientation="data" table:used-hierarchy="0" table:function="average">
            <table:data-pilot-level table:show-empty="false" calcext:repeat-item-labels="false">
              <table:data-pilot-members>
                <table:data-pilot-member table:name="694.61" table:display="true" table:show-details="true"/>
                <table:data-pilot-member table:name="701.32" table:display="true" table:show-details="true"/>
                <table:data-pilot-member table:name="718.39" table:display="true" table:show-details="true"/>
                <table:data-pilot-member table:name="882.14" table:display="true" table:show-details="true"/>
                <table:data-pilot-member table:name="921.99" table:display="true" table:show-details="true"/>
                <table:data-pilot-member table:name="986.37" table:display="true" table:show-details="true"/>
                <table:data-pilot-member table:name="15,894.04" table:display="true" table:show-details="true"/>
                <table:data-pilot-member table:name="16,430.62" table:display="true" table:show-details="true"/>
                <table:data-pilot-member table:name="16,441.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sed Memory (MB)" table:orientation="data" table:used-hierarchy="0" table:function="average">
            <table:data-pilot-level table:show-empty="false" calcext:repeat-item-labels="false">
              <table:data-pilot-members>
                <table:data-pilot-member table:name="102.59" table:display="true" table:show-details="true"/>
                <table:data-pilot-member table:name="108.44" table:display="true" table:show-details="true"/>
                <table:data-pilot-member table:name="126.33" table:display="true" table:show-details="true"/>
                <table:data-pilot-member table:name="128.87" table:display="true" table:show-details="true"/>
                <table:data-pilot-member table:name="130.40" table:display="true" table:show-details="true"/>
                <table:data-pilot-member table:name="130.44" table:display="true" table:show-details="true"/>
                <table:data-pilot-member table:name="131.05" table:display="true" table:show-details="true"/>
                <table:data-pilot-member table:name="131.52" table:display="true" table:show-details="true"/>
                <table:data-pilot-member table:name="132.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09:32:30.3483949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1T23:22:42.955576003</dc:date>
    <meta:editing-duration>PT11H41M2S</meta:editing-duration>
    <meta:editing-cycles>3</meta:editing-cycles>
    <meta:generator>LibreOffice/7.2.4.1$MacOSX_X86_64 LibreOffice_project/27d75539669ac387bb498e35313b970b7fe9c4f9</meta:generator>
    <meta:document-statistic meta:table-count="2" meta:cell-count="224" meta:object-count="0"/>
    <meta:user-defined meta:name=""/>
  </office:meta>
</office:document-meta>
</file>